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unito Sans" svg:font-family="Nunito Sans" style:font-family-generic="system" style:font-pitch="variable" svg:panose-1="0 0 5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unito San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text-properties style:font-name="Nunito Sans"/>
    </style:style>
    <style:style style:name="P2" style:parent-style-name="Überschrift2" style:family="paragraph">
      <style:text-properties style:font-name="Nunito Sans" style:font-name-asian="Times New Roman" fo:language="en" fo:country="US" style:language-asian="de" style:country-asian="DE"/>
    </style:style>
    <style:style style:name="P3" style:parent-style-name="Standard" style:family="paragraph">
      <style:paragraph-properties fo:margin-bottom="0in" fo:line-height="100%"/>
    </style:style>
    <style:style style:name="T4" style:parent-style-name="Absatz-Standardschriftart" style:family="text">
      <style:text-properties style:font-name="Nunito Sans" style:font-name-asian="Times New Roman" style:font-name-complex="Times New Roman" fo:language="en" fo:country="US" style:language-asian="de" style:country-asian="DE"/>
    </style:style>
    <style:style style:name="T5"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fo:language="en" fo:country="US" style:language-asian="de" style:country-asian="DE"/>
    </style:style>
    <style:style style:name="T6" style:parent-style-name="Absatz-Standardschriftart" style:family="text">
      <style:text-properties style:font-name="Nunito Sans" style:font-name-asian="Times New Roman" style:font-name-complex="Times New Roman" fo:language="en" fo:country="US" style:language-asian="de" style:country-asian="DE"/>
    </style:style>
    <style:style style:name="T7"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fo:language="en" fo:country="US" style:language-asian="de" style:country-asian="DE"/>
    </style:style>
    <style:style style:name="T8" style:parent-style-name="Absatz-Standardschriftart" style:family="text">
      <style:text-properties style:font-name="Nunito Sans" style:font-name-asian="Times New Roman" style:font-name-complex="Times New Roman" fo:language="en" fo:country="US" style:language-asian="de" style:country-asian="DE"/>
    </style:style>
    <style:style style:name="P9"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10" style:parent-style-name="Standard" style:family="paragraph">
      <style:paragraph-properties fo:margin-bottom="0in" fo:line-height="100%"/>
    </style:style>
    <style:style style:name="T11" style:parent-style-name="Absatz-Standardschriftart" style:family="text">
      <style:text-properties style:font-name="Nunito Sans" style:font-name-asian="Times New Roman" style:font-name-complex="Times New Roman" fo:language="en" fo:country="US" style:language-asian="de" style:country-asian="DE"/>
    </style:style>
    <style:style style:name="T12" style:parent-style-name="Absatz-Standardschriftart" style:family="text">
      <style:text-properties style:font-name="Nunito Sans" style:font-name-asian="Times New Roman" style:font-name-complex="Times New Roman" fo:language="en" fo:country="US" style:language-asian="de" style:country-asian="DE"/>
    </style:style>
    <style:style style:name="T13" style:parent-style-name="Absatz-Standardschriftart" style:family="text">
      <style:text-properties style:font-name="Nunito Sans" style:font-name-asian="Times New Roman" style:font-name-complex="Times New Roman" fo:language="en" fo:country="US" style:language-asian="de" style:country-asian="DE"/>
    </style:style>
    <style:style style:name="T14"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fo:language="en" fo:country="US" style:language-asian="de" style:country-asian="DE"/>
    </style:style>
    <style:style style:name="T15" style:parent-style-name="Absatz-Standardschriftart" style:family="text">
      <style:text-properties style:font-name="Nunito Sans" style:font-name-asian="Times New Roman" style:font-name-complex="Times New Roman" fo:language="en" fo:country="US" style:language-asian="de" style:country-asian="DE"/>
    </style:style>
    <style:style style:name="T16"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fo:language="en" fo:country="US" style:language-asian="de" style:country-asian="DE"/>
    </style:style>
    <style:style style:name="T17" style:parent-style-name="Absatz-Standardschriftart" style:family="text">
      <style:text-properties style:font-name="Nunito Sans" style:font-name-asian="Times New Roman" style:font-name-complex="Times New Roman" fo:language="en" fo:country="US" style:language-asian="de" style:country-asian="DE"/>
    </style:style>
    <style:style style:name="P18"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19" style:parent-style-name="Standard" style:family="paragraph">
      <style:paragraph-properties fo:margin-top="0.0694in" fo:margin-bottom="0.0694in" fo:line-height="100%"/>
    </style:style>
    <style:style style:name="T20"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21"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22"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23" style:parent-style-name="Absatz-Standardschriftart" style:family="text">
      <style:text-properties style:font-name="Nunito Sans" style:font-name-asian="Times New Roman" style:font-name-complex="Times New Roman" fo:language="en" fo:country="US" style:language-asian="de" style:country-asian="DE"/>
    </style:style>
    <style:style style:name="P24" style:parent-style-name="Standard" style:family="paragraph">
      <style:paragraph-properties fo:margin-bottom="0in" fo:line-height="100%"/>
      <style:text-properties style:font-name="Nunito Sans" style:font-name-asian="Times New Roman" style:font-name-complex="Times New Roman" fo:language="en" fo:country="US" style:language-asian="de" style:country-asian="DE"/>
    </style:style>
    <style:style style:name="P25" style:parent-style-name="Standard" style:family="paragraph">
      <style:paragraph-properties fo:margin-top="0.0694in" fo:margin-bottom="0.0694in" fo:line-height="100%"/>
    </style:style>
    <style:style style:name="T26"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27" style:parent-style-name="Absatz-Standardschriftart" style:family="text">
      <style:text-properties style:font-name="Nunito Sans" style:font-name-asian="Times New Roman" style:font-name-complex="Times New Roman" fo:language="en" fo:country="US" style:language-asian="de" style:country-asian="DE"/>
    </style:style>
    <style:style style:name="P28" style:parent-style-name="Standard" style:family="paragraph">
      <style:paragraph-properties fo:margin-top="0.0694in" fo:margin-bottom="0.0694in" fo:line-height="100%"/>
    </style:style>
    <style:style style:name="T29"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30" style:parent-style-name="Absatz-Standardschriftart" style:family="text">
      <style:text-properties style:font-name="Nunito Sans" style:font-name-asian="Times New Roman" style:font-name-complex="Times New Roman" fo:language="en" fo:country="US" style:language-asian="de" style:country-asian="DE"/>
    </style:style>
    <style:style style:name="P31" style:parent-style-name="Standard" style:family="paragraph">
      <style:paragraph-properties fo:margin-top="0.0694in" fo:margin-bottom="0.0694in" fo:line-height="100%"/>
    </style:style>
    <style:style style:name="T32"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33" style:parent-style-name="Absatz-Standardschriftart" style:family="text">
      <style:text-properties style:font-name="Nunito Sans" style:font-name-asian="Times New Roman" style:font-name-complex="Times New Roman" fo:language="en" fo:country="US" style:language-asian="de" style:country-asian="DE"/>
    </style:style>
    <style:style style:name="P34" style:parent-style-name="Standard" style:family="paragraph">
      <style:paragraph-properties fo:margin-top="0.0694in" fo:margin-bottom="0.0694in" fo:line-height="100%"/>
    </style:style>
    <style:style style:name="T35"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36" style:parent-style-name="Absatz-Standardschriftart" style:family="text">
      <style:text-properties style:font-name="Nunito Sans" style:font-name-asian="Times New Roman" style:font-name-complex="Times New Roman" fo:language="en" fo:country="US" style:language-asian="de" style:country-asian="DE"/>
    </style:style>
    <style:style style:name="P37"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38" style:parent-style-name="Standard" style:family="paragraph">
      <style:paragraph-properties fo:margin-bottom="0in" fo:line-height="100%"/>
    </style:style>
    <style:style style:name="T39" style:parent-style-name="Absatz-Standardschriftart" style:family="text">
      <style:text-properties style:font-name="Nunito Sans" style:font-name-asian="Times New Roman" style:font-name-complex="Times New Roman" fo:language="en" fo:country="US" style:language-asian="de" style:country-asian="DE"/>
    </style:style>
    <style:style style:name="T40"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fo:language="en" fo:country="US" style:language-asian="de" style:country-asian="DE"/>
    </style:style>
    <style:style style:name="P41"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42" style:parent-style-name="Standard" style:family="paragraph">
      <style:paragraph-properties fo:margin-top="0.0694in" fo:margin-bottom="0.0694in" fo:line-height="100%"/>
    </style:style>
    <style:style style:name="T43"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P44" style:parent-style-name="Standard" style:family="paragraph">
      <style:paragraph-properties fo:margin-top="0.0694in" fo:margin-bottom="0.0694in" fo:line-height="100%"/>
    </style:style>
    <style:style style:name="T45" style:parent-style-name="Absatz-Standardschriftart" style:family="text">
      <style:text-properties style:font-name="Nunito Sans" style:font-name-asian="Times New Roman" style:font-name-complex="Times New Roman" fo:language="en" fo:country="US" style:language-asian="de" style:country-asian="DE"/>
    </style:style>
    <style:style style:name="T46"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47" style:parent-style-name="Absatz-Standardschriftart" style:family="text">
      <style:text-properties style:font-name="Nunito Sans" style:font-name-asian="Times New Roman" style:font-name-complex="Times New Roman" fo:language="en" fo:country="US" style:language-asian="de" style:country-asian="DE"/>
    </style:style>
    <style:style style:name="P48"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49"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50" style:parent-style-name="Standard" style:family="paragraph">
      <style:paragraph-properties fo:margin-top="0.0694in" fo:margin-bottom="0.0694in" fo:line-height="100%"/>
    </style:style>
    <style:style style:name="T51" style:parent-style-name="Absatz-Standardschriftart" style:family="text">
      <style:text-properties style:font-name="Nunito Sans" style:font-name-asian="Times New Roman" style:font-name-complex="Times New Roman" fo:language="en" fo:country="US" style:language-asian="de" style:country-asian="DE"/>
    </style:style>
    <style:style style:name="T52" style:parent-style-name="Absatz-Standardschriftart" style:family="text">
      <style:text-properties style:font-name="Nunito Sans" style:font-name-asian="Times New Roman" style:font-name-complex="Times New Roman" style:language-asian="de" style:country-asian="DE"/>
    </style:style>
    <style:style style:name="P53"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54"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55" style:parent-style-name="Überschrift2" style:family="paragraph">
      <style:text-properties style:font-name="Nunito Sans" style:font-name-asian="Times New Roman" fo:language="en" fo:country="US" style:language-asian="de" style:country-asian="DE"/>
    </style:style>
    <style:style style:name="P56"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57"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58" style:parent-style-name="Listenabsatz"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59" style:parent-style-name="Listenabsatz"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60" style:parent-style-name="Listenabsatz" style:family="paragraph">
      <style:paragraph-properties fo:margin-top="0.0694in" fo:margin-bottom="0.0694in" fo:line-height="100%"/>
    </style:style>
    <style:style style:name="T61" style:parent-style-name="Absatz-Standardschriftart" style:family="text">
      <style:text-properties style:font-name="Nunito Sans" style:font-name-asian="Times New Roman" style:font-name-complex="Times New Roman" fo:language="en" fo:country="US" style:language-asian="de" style:country-asian="DE"/>
    </style:style>
    <style:style style:name="T62" style:parent-style-name="Absatz-Standardschriftart" style:family="text">
      <style:text-properties style:font-name="Nunito Sans" style:font-name-asian="Times New Roman" style:font-name-complex="Times New Roman" fo:language="en" fo:country="US" style:language-asian="de" style:country-asian="DE"/>
    </style:style>
  </office:automatic-styles>
  <office:body>
    <office:text text:use-soft-page-breaks="true">
      <text:h text:style-name="P1" text:outline-level="1">Legal Aspects<text:s/></text:h>
      <text:h text:style-name="P2" text:outline-level="2">Licenses</text:h>
      <text:p text:style-name="P3"><text:span text:style-name="T4">The internet has made it incredibly easy for people to share and collaborate. However, copyright laws can often pose obstacles to this process. Generally, others cannot use or remix your work without obtaining your permission first. But what if you want to encourage others to reuse your work? In such cases, you may consider publishing your work under a<text:s/></text:span><text:a xlink:href="https://creativecommons.org/" office:target-frame-name="_blank" xlink:show="new"><text:span text:style-name="T5">Creative Commons</text:span></text:a><text:span text:style-name="T6"><text:s/>or<text:s/></text:span><text:a xlink:href="https://www.gnu.org/licenses/" office:target-frame-name="_blank" xlink:show="new"><text:span text:style-name="T7">GNU General Public license</text:span></text:a><text:span text:style-name="T8">.<text:s/></text:span></text:p>
      <text:p text:style-name="P9">Creative Commons licenses are a set of copyright licenses that allow creators to grant others permission to use their work. These licenses are designed to be easily understood and applied, providing a flexible framework for sharing and collaboration. By assigning a Creative Commons license, researchers can clearly communicate how others can use, distribute, modify, and build upon their work.</text:p>
      <text:p text:style-name="P10"><text:span text:style-name="T11"> </text:span><text:span text:style-name="T12">F</text:span><text:span text:style-name="T13">or software, you may also use a<text:s/></text:span><text:a xlink:href="https://www.gnu.org/licenses/gpl-3.0.html" office:target-frame-name="_blank" xlink:show="new"><text:span text:style-name="T14">GNU General Public License</text:span></text:a><text:span text:style-name="T15">, guaranteeing end users the four freedoms to run, study, share, and modify the software. For other options to license software, you can consult<text:s/></text:span><text:a xlink:href="https://en.wikipedia.org/wiki/Comparison_of_free_and_open-source_software_licenses" office:target-frame-name="_blank" xlink:show="new"><text:span text:style-name="T16">this Wikipedia comparison</text:span></text:a><text:span text:style-name="T17">.<text:s/></text:span></text:p>
      <text:p text:style-name="P18">So "free" licenses provide you with the flexibility to choose which rights you wish to retain and allow you to clearly communicate to others how they can use your work. This way, you can strike a balance between protecting your rights as author and fostering a culture of sharing and collaboration on the internet.</text:p>
      <text:p text:style-name="P19"><text:span text:style-name="T20">St</text:span><text:span text:style-name="T21">e</text:span><text:span text:style-name="T22">p 1: Selecting License Features</text:span><text:span text:style-name="T23"><text:s/></text:span></text:p>
      <text:p text:style-name="P24"> First, you need to choose the specific conditions that you want to apply to your work. Here are the "building blocks" to consider:</text:p>
      <text:list text:style-name="LFO19">
        <text:list-item text:start-value="1">
          <text:p text:style-name="P25"><text:span text:style-name="T26">Attribution (BY):</text:span><text:span text:style-name="T27"><text:s/>requires to give attribution to the creator.<text:s/></text:span></text:p>
        </text:list-item>
      </text:list>
      <text:list text:style-name="LFO20">
        <text:list-item text:start-value="2">
          <text:p text:style-name="P28"><text:span text:style-name="T29">ShareAlike (SA):</text:span><text:span text:style-name="T30"><text:s/>If others use your work, they are required to share it under the same conditions that you specified.</text:span></text:p>
        </text:list-item>
      </text:list>
      <text:list text:style-name="LFO21">
        <text:list-item text:start-value="3">
          <text:p text:style-name="P31"><text:span text:style-name="T32">NoDerivatives (ND):</text:span><text:span text:style-name="T33"><text:s/>This license allows reusers to copy and distribute the material in unadapted form only.</text:span></text:p>
        </text:list-item>
      </text:list>
      <text:list text:style-name="LFO22">
        <text:list-item text:start-value="4">
          <text:p text:style-name="P34"><text:span text:style-name="T35">NonCommercial (NC):</text:span><text:span text:style-name="T36"><text:s/>This feature allows the reuse of your work only for non-commercial purposes.</text:span></text:p>
        </text:list-item>
      </text:list>
      <text:p text:style-name="P37">These features can now be combined to make the license of your choice:</text:p>
      <text:p text:style-name="P38"><text:span text:style-name="T39">License overview:<text:s/></text:span><text:a xlink:href="https://foter.com/blog/how-to-attribute-creative-commons-photos/" office:target-frame-name="_blank" xlink:show="new"><text:span text:style-name="T40">https://foter.com/blog/how-to-attribute-creative-commons-photos/</text:span></text:a></text:p>
      <text:p text:style-name="P41">You may also choose to give your work to the Public Domain and resign all rights you have by assigning "CC0".</text:p>
      <text:soft-page-break/>
      <text:p text:style-name="P42"><text:span text:style-name="T43">Step 2: Obtaining a License</text:span></text:p>
      <text:p text:style-name="P44"><text:span text:style-name="T45">When giving attribution to a Creative Commons-licensed work, it's important to follow certain guidelines. A useful mnemonic to remember is<text:s/></text:span><text:span text:style-name="T46">TASL</text:span><text:span text:style-name="T47">, which represents the key elements to include:</text:span></text:p>
      <text:list text:style-name="LFO23">
        <text:list-item text:start-value="1">
          <text:p text:style-name="P48">Title: Include the name of the material if it has been provided. This helps to identify the specific work you are attributing.</text:p>
        </text:list-item>
      </text:list>
      <text:list text:style-name="LFO24">
        <text:list-item text:start-value="2">
          <text:p text:style-name="P49">Author: Clearly state the name of the person or entity that owns the material. This gives credit to the original creator of the work.</text:p>
        </text:list-item>
      </text:list>
      <text:list text:style-name="LFO25">
        <text:list-item text:start-value="3">
          <text:p text:style-name="P50"><text:span text:style-name="T51">Source: Mention where you found the material. Provide the URL or hyperlink that directs others to the location where the work is hosted.<text:s/></text:span><text:span text:style-name="T52">This allows others to easily access the original source.</text:span></text:p>
        </text:list-item>
      </text:list>
      <text:list text:style-name="LFO26">
        <text:list-item text:start-value="4">
          <text:p text:style-name="P53">License: Specify the specific Creative Commons license that applies to the work. Simply saying "Creative Commons" is not sufficient. Name the CC license and provide a direct link to the license text. This informs others of the rights and permissions granted by the license.</text:p>
        </text:list-item>
      </text:list>
      <text:p text:style-name="P54">A final word on "openness": you might be tempted to protect as many of your rights as possible. Try to think the other way around, though: how open can you make your data? For example, a researcher from a commercial institution might be prohibited to use your data because of its NC-license or someone else might be forced to reproduce datasets because they are licensed under CC-BY-ND.</text:p>
      <text:h text:style-name="P55" text:outline-level="2">Access Rights</text:h>
      <text:p text:style-name="P56"> If you want to limit access to the published data, this does not contradict the FAIR guidelines, but you should make the access scheme transparent (e.g. by using appropriate licenses) and give access to as much detail as possible.</text:p>
      <text:p text:style-name="P57">Try to assign roles to all collaborators. Each role is associated with a set of access rights that are necessary to carry out the duties and tasks associated with that role. The following principles are typically followed:</text:p>
      <text:list text:style-name="LFO27" text:continue-numbering="true">
        <text:list-item>
          <text:p text:style-name="P58">Principle of least privilege: Individuals should be granted the minimum access rights necessary to perform their job functions effectively. Assigning excessive privileges increases the risk of unauthorized access or misuse of data.</text:p>
        </text:list-item>
        <text:list-item>
          <text:p text:style-name="P59">Role-based access control (RBAC): Assign roles to individuals and associating access rights with those roles. This simplifies the management of access rights as permissions are granted to roles rather than to individual users. Role assignment is based on the individual's job responsibilities, ensuring that access rights are aligned with their needs.</text:p>
        </text:list-item>
        <text:list-item>
          <text:p text:style-name="P60"><text:span text:style-name="T61">Regular review and updates: Access rights and role assignments should be periodically reviewed and updated to reflect changes in job roles, responsibilities, or organizational structure</text:span><text:span text:style-name="T62">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unito Sans" svg:font-family="Nunito Sans" style:font-family-generic="system" style:font-pitch="variable" svg:panose-1="0 0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lia-effect__circle" style:display-name="lia-effect__circle"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lia-paragraph" style:display-name="lia-paragraph"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NichtaufgelösteErwähnung" style:display-name="Nicht aufgelöste Erwähnung" style:family="text" style:parent-style-name="Absatz-Standardschriftart">
      <style:text-properties fo:color="#605E5C" fo:background-color="#E1DFDD"/>
    </style:style>
    <style:style style:name="lia-pagination__current" style:display-name="lia-pagination__current" style:family="text" style:parent-style-name="Absatz-Standardschriftart"/>
    <style:style style:name="text-left" style:display-name="text-left" style:family="text" style:parent-style-name="Absatz-Standardschriftart"/>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27LVL1" style:family="text">
      <style:text-properties style:font-name="Nunito Sans" style:font-name-asian="Times New Roman" style:font-name-complex="Times New Roman"/>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unito San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je Ahrens</meta:initial-creator>
    <dc:creator>Antje Ahrens</dc:creator>
    <meta:creation-date>2023-06-27T09:38:00Z</meta:creation-date>
    <dc:date>2023-06-27T09:38:00Z</dc:date>
    <meta:template xlink:href="Normal" xlink:type="simple"/>
    <meta:editing-cycles>2</meta:editing-cycles>
    <meta:editing-duration>PT0S</meta:editing-duration>
    <meta:document-statistic meta:page-count="2" meta:paragraph-count="10" meta:word-count="706" meta:character-count="5145" meta:row-count="37" meta:non-whitespace-character-count="4449"/>
  </office:meta>
</office:document-meta>
</file>